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2.2402in"/>
    </style:style>
    <style:style style:name="co7" style:family="table-column">
      <style:table-column-properties fo:break-before="auto" style:column-width="3.044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725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21">
      <style:table-cell-properties fo:background-color="#cccccc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8" style:family="table-cell" style:parent-style-name="Default" style:data-style-name="N121">
      <style:table-cell-properties fo:background-color="#b2b2b2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2b2b2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ackground-color="#cccccc" fo:wrap-option="wrap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ackground-color="#cccccc"/>
      <style:text-properties style:font-name="Liberation Sans"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9"/>
        <table:table-column table:style-name="co8" table:number-columns-repeated="1017" table:default-cell-style-name="ce2"/>
        <table:table-row table:style-name="ro1">
          <table:table-cell table:style-name="ce1"/>
          <table:table-cell table:style-name="ce1" office:value-type="string" calcext:value-type="string">
            <text:p>Full JVM</text:p>
          </table:table-cell>
          <table:table-cell table:style-name="ce1" office:value-type="string" calcext:value-type="string">
            <text:p>Tiny JVM</text:p>
          </table:table-cell>
          <table:table-cell table:style-name="ce1" office:value-type="string" calcext:value-type="string">
            <text:p>Full Native Image</text:p>
          </table:table-cell>
          <table:table-cell table:style-name="ce1" office:value-type="string" calcext:value-type="string">
            <text:p>Tiny Native Image</text:p>
          </table:table-cell>
          <table:table-cell table:style-name="ce1" office:value-type="string" calcext:value-type="string">
            <text:p>Percent Change</text:p>
          </table:table-cell>
          <table:table-cell table:style-name="ce8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uild Time (Seconds)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JAR</text:p>
          </table:table-cell>
          <table:table-cell table:style-name="ce4" office:value-type="float" office:value="9.301075801" calcext:value-type="float">
            <text:p>9.301075801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Linux Image</text:p>
          </table:table-cell>
          <table:table-cell table:style-name="ce4" office:value-type="float" office:value="78.5725207" calcext:value-type="float">
            <text:p>78.5725207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Complete Image</text:p>
          </table:table-cell>
          <table:table-cell table:style-name="ce4" office:value-type="float" office:value="64.186033665" calcext:value-type="float">
            <text:p>64.186033665</text:p>
          </table:table-cell>
          <table:table-cell table:style-name="ce5" office:value-type="float" office:value="8.0301464251" calcext:value-type="float">
            <text:p>8.0301464251</text:p>
          </table:table-cell>
          <table:table-cell table:style-name="ce4" office:value-type="float" office:value="1263.19452504" calcext:value-type="float">
            <text:p>1263.19452504</text:p>
          </table:table-cell>
          <table:table-cell table:style-name="ce4" office:value-type="float" office:value="401.934143055" calcext:value-type="float">
            <text:p>401.93414305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4" table:formula="of:=[.B3]+[.B4]+[.B5]" office:value-type="float" office:value="152.059630166" calcext:value-type="float">
            <text:p>152.059630166</text:p>
          </table:table-cell>
          <table:table-cell table:style-name="ce4" table:formula="of:=[.C3]+[.C4]+[.C5]" office:value-type="float" office:value="8.0301464251" calcext:value-type="float">
            <text:p>8.0301464251</text:p>
          </table:table-cell>
          <table:table-cell table:style-name="ce4" table:formula="of:=[.D3]+[.D4]+[.D5]" office:value-type="float" office:value="1263.19452504" calcext:value-type="float">
            <text:p>1263.19452504</text:p>
          </table:table-cell>
          <table:table-cell table:style-name="ce4" table:formula="of:=[.E3]+[.E4]+[.E5]" office:value-type="float" office:value="401.934143055" calcext:value-type="float">
            <text:p>401.934143055</text:p>
          </table:table-cell>
          <table:table-cell/>
          <table:table-cell office:value-type="string" calcext:value-type="string">
            <text:p>Build times for the native images require s large amount of memory. A system can easily be consumed by the GC slowing due excessive use of swap space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6]/[.B6]*100)" office:value-type="float" office:value="94.7190806551787" calcext:value-type="float">
            <text:p>94.72</text:p>
          </table:table-cell>
          <table:table-cell table:style-name="ce6" table:formula="of:=100-([.D6]/[.B6]*100)" office:value-type="float" office:value="-730.723133852818" calcext:value-type="float">
            <text:p>-730.72</text:p>
          </table:table-cell>
          <table:table-cell table:style-name="ce6" table:formula="of:=100-([.E6]/[.B6]*100)" office:value-type="float" office:value="-164.326660939671" calcext:value-type="float">
            <text:p>-164.33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r Size</text:p>
          </table:table-cell>
          <table:table-cell table:number-columns-repeated="2" table:style-name="ce4" office:value-type="float" office:value="38744858" calcext:value-type="float">
            <text:p>38744858</text:p>
          </table:table-cell>
          <table:table-cell table:style-name="ce4" office:value-type="float" office:value="36426095" calcext:value-type="float">
            <text:p>36426095</text:p>
          </table:table-cell>
          <table:table-cell table:style-name="ce4" office:value-type="float" office:value="36426072" calcext:value-type="float">
            <text:p>3642607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8]/[.B8]*100)" office:value-type="float" office:value="0" calcext:value-type="float">
            <text:p>0.00</text:p>
          </table:table-cell>
          <table:table-cell table:style-name="ce6" table:formula="of:=100-([.D8]/[.B8]*100)" office:value-type="float" office:value="5.98469866633657" calcext:value-type="float">
            <text:p>5.98</text:p>
          </table:table-cell>
          <table:table-cell table:style-name="ce6" table:formula="of:=100-([.E8]/[.B8]*100)" office:value-type="float" office:value="5.98475802905253" calcext:value-type="float">
            <text:p>5.98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Size (MB)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10]/[.B10]*100)" office:value-type="float" office:value="59.8484848484849" calcext:value-type="float">
            <text:p>59.85</text:p>
          </table:table-cell>
          <table:table-cell table:style-name="ce6" table:formula="of:=100-([.D10]/[.B10]*100)" office:value-type="float" office:value="-52.6515151515152" calcext:value-type="float">
            <text:p>-52.65</text:p>
          </table:table-cell>
          <table:table-cell table:style-name="ce6" table:formula="of:=100-([.E10]/[.B10]*100)" office:value-type="float" office:value="75.1893939393939" calcext:value-type="float">
            <text:p>75.19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tained Performance (mS)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4" table:formula="of:=100-([.C12]/[.B12]*100)" office:value-type="float" office:value="0" calcext:value-type="float">
            <text:p>0</text:p>
          </table:table-cell>
          <table:table-cell table:style-name="ce4" table:formula="of:=100-([.D12]/[.B12]*100)" office:value-type="float" office:value="37.5" calcext:value-type="float">
            <text:p>37.5</text:p>
          </table:table-cell>
          <table:table-cell table:style-name="ce4" table:formula="of:=100-([.E12]/[.B12]*100)" office:value-type="float" office:value="37.5" calcext:value-type="float">
            <text:p>37.5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ak Performance</text:p>
          </table:table-cell>
          <table:table-cell table:style-name="ce4" table:number-columns-repeated="4"/>
          <table:table-cell/>
          <table:table-cell office:value-type="string" calcext:value-type="string">
            <text:p>A reliable method of testing peak performance has not yet been found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ainer Size (MB)</text:p>
          </table:table-cell>
          <table:table-cell table:style-name="ce4"/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up Time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3.6" calcext:value-type="float">
            <text:p>3.6</text:p>
          </table:table-cell>
          <table:table-cell table:number-columns-repeated="2" table:style-name="ce4" office:value-type="float" office:value="0.117" calcext:value-type="float">
            <text:p>0.117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18]/[.B18]*100)" office:value-type="float" office:value="14.2857142857143" calcext:value-type="float">
            <text:p>14.29</text:p>
          </table:table-cell>
          <table:table-cell table:style-name="ce6" table:formula="of:=100-([.D18]/[.B18]*100)" office:value-type="float" office:value="97.2142857142857" calcext:value-type="float">
            <text:p>97.21</text:p>
          </table:table-cell>
          <table:table-cell table:style-name="ce6" table:formula="of:=100-([.E18]/[.B18]*100)" office:value-type="float" office:value="97.2142857142857" calcext:value-type="float">
            <text:p>97.21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Queries (mS)</text:p>
          </table:table-cell>
          <table:table-cell table:style-name="ce15"/>
          <table:table-cell table:style-name="ce18" table:number-columns-repeated="3"/>
          <table:table-cell table:style-name="ce20"/>
          <table:table-cell table:style-name="ce23"/>
          <table:table-cell table:style-name="ce24" table:number-columns-repeated="1017"/>
        </table:table-row>
        <table:table-row table:style-name="ro1">
          <table:table-cell office:value-type="string" calcext:value-type="string">
            <text:p>Insert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1<text:span text:style-name="T1">st</text:span>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22]/[.B22]*100)" office:value-type="float" office:value="-32.5396825396825" calcext:value-type="float">
            <text:p>-32.54</text:p>
          </table:table-cell>
          <table:table-cell table:style-name="ce6" table:formula="of:=100-([.D22]/[.B22]*100)" office:value-type="float" office:value="86.5079365079365" calcext:value-type="float">
            <text:p>86.51</text:p>
          </table:table-cell>
          <table:table-cell table:style-name="ce6" table:formula="of:=100-([.E22]/[.B22]*100)" office:value-type="float" office:value="86.5079365079365" calcext:value-type="float">
            <text:p>86.51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Fastest</text:p>
          </table:table-cell>
          <table:table-cell table:style-name="ce4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25]/[.B25]*100)" office:value-type="float" office:value="14.2857142857143" calcext:value-type="float">
            <text:p>14.29</text:p>
          </table:table-cell>
          <table:table-cell table:style-name="ce6" table:formula="of:=100-([.D25]/[.B25]*100)" office:value-type="float" office:value="28.5714285714286" calcext:value-type="float">
            <text:p>28.57</text:p>
          </table:table-cell>
          <table:table-cell table:style-name="ce6" table:formula="of:=100-([.E25]/[.B25]*100)" office:value-type="float" office:value="42.8571428571429" calcext:value-type="float">
            <text:p>42.86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Slowest</text:p>
          </table:table-cell>
          <table:table-cell table:style-name="ce4" office:value-type="float" office:value="16" calcext:value-type="float">
            <text:p>16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28]/[.B28]*100)" office:value-type="float" office:value="-25" calcext:value-type="float">
            <text:p>-25.00</text:p>
          </table:table-cell>
          <table:table-cell table:style-name="ce6" table:formula="of:=100-([.D28]/[.B28]*100)" office:value-type="float" office:value="0" calcext:value-type="float">
            <text:p>0.00</text:p>
          </table:table-cell>
          <table:table-cell table:style-name="ce6" table:formula="of:=100-([.E28]/[.B28]*100)" office:value-type="float" office:value="6.25" calcext:value-type="float">
            <text:p>6.25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date</text:p>
          </table:table-cell>
          <table:table-cell table:style-name="ce21"/>
          <table:table-cell table:style-name="ce28" table:number-columns-repeated="3"/>
          <table:table-cell table:style-name="ce21"/>
          <table:table-cell table:number-columns-repeated="1018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1<text:span text:style-name="T1">st</text:span>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32]/[.B32]*100)" office:value-type="float" office:value="-27.5862068965517" calcext:value-type="float">
            <text:p>-27.59</text:p>
          </table:table-cell>
          <table:table-cell table:style-name="ce6" table:formula="of:=100-([.D32]/[.B32]*100)" office:value-type="float" office:value="68.9655172413793" calcext:value-type="float">
            <text:p>68.97</text:p>
          </table:table-cell>
          <table:table-cell table:style-name="ce6" table:formula="of:=100-([.E32]/[.B32]*100)" office:value-type="float" office:value="75.8620689655172" calcext:value-type="float">
            <text:p>75.86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Fastest</text:p>
          </table:table-cell>
          <table:table-cell table:style-name="ce4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35]/[.B35]*100)" office:value-type="float" office:value="14.2857142857143" calcext:value-type="float">
            <text:p>14.29</text:p>
          </table:table-cell>
          <table:table-cell table:style-name="ce6" table:formula="of:=100-([.D35]/[.B35]*100)" office:value-type="float" office:value="28.5714285714286" calcext:value-type="float">
            <text:p>28.57</text:p>
          </table:table-cell>
          <table:table-cell table:style-name="ce6" table:formula="of:=100-([.E35]/[.B35]*100)" office:value-type="float" office:value="28.5714285714286" calcext:value-type="float">
            <text:p>28.57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Slowest</text:p>
          </table:table-cell>
          <table:table-cell table:style-name="ce4" office:value-type="float" office:value="18" calcext:value-type="float">
            <text:p>18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38]/[.B38]*100)" office:value-type="float" office:value="5.55555555555556" calcext:value-type="float">
            <text:p>5.56</text:p>
          </table:table-cell>
          <table:table-cell table:style-name="ce6" table:formula="of:=100-([.D38]/[.B38]*100)" office:value-type="float" office:value="11.1111111111111" calcext:value-type="float">
            <text:p>11.11</text:p>
          </table:table-cell>
          <table:table-cell table:style-name="ce6" table:formula="of:=100-([.E38]/[.B38]*100)" office:value-type="float" office:value="16.6666666666667" calcext:value-type="float">
            <text:p>16.67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(Filtered)</text:p>
          </table:table-cell>
          <table:table-cell table:style-name="ce21"/>
          <table:table-cell table:style-name="ce28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3" office:value-type="string" calcext:value-type="string">
            <text:p>1<text:span text:style-name="T1">st</text:span>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" calcext:value-type="float">
            <text:p>5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41]/[.B41]*100)" office:value-type="float" office:value="42.8571428571429" calcext:value-type="float">
            <text:p>42.86</text:p>
          </table:table-cell>
          <table:table-cell table:style-name="ce6" table:formula="of:=100-([.D41]/[.B41]*100)" office:value-type="float" office:value="75" calcext:value-type="float">
            <text:p>75.00</text:p>
          </table:table-cell>
          <table:table-cell table:style-name="ce6" table:formula="of:=100-([.E41]/[.B41]*100)" office:value-type="float" office:value="82.1428571428571" calcext:value-type="float">
            <text:p>82.14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Fastest</text:p>
          </table:table-cell>
          <table:table-cell table:style-name="ce4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44]/[.B44]*100)" office:value-type="float" office:value="25" calcext:value-type="float">
            <text:p>25.00</text:p>
          </table:table-cell>
          <table:table-cell table:style-name="ce6" table:formula="of:=100-([.D44]/[.B44]*100)" office:value-type="float" office:value="50" calcext:value-type="float">
            <text:p>50.00</text:p>
          </table:table-cell>
          <table:table-cell table:style-name="ce6" table:formula="of:=100-([.E44]/[.B44]*100)" office:value-type="float" office:value="25" calcext:value-type="float">
            <text:p>25.00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Slowest</text:p>
          </table:table-cell>
          <table:table-cell table:style-name="ce4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47]/[.B47]*100)" office:value-type="float" office:value="-8.33333333333333" calcext:value-type="float">
            <text:p>-8.33</text:p>
          </table:table-cell>
          <table:table-cell table:style-name="ce6" table:formula="of:=100-([.D47]/[.B47]*100)" office:value-type="float" office:value="8.33333333333334" calcext:value-type="float">
            <text:p>8.33</text:p>
          </table:table-cell>
          <table:table-cell table:style-name="ce6" table:formula="of:=100-([.E47]/[.B47]*100)" office:value-type="float" office:value="16.6666666666667" calcext:value-type="float">
            <text:p>16.67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(No filter)</text:p>
          </table:table-cell>
          <table:table-cell table:style-name="ce21"/>
          <table:table-cell table:style-name="ce28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3" office:value-type="string" calcext:value-type="string">
            <text:p>1<text:span text:style-name="T1">st</text:span></text:p>
          </table:table-cell>
          <table:table-cell table:style-name="ce4" office:value-type="float" office:value="36" calcext:value-type="float">
            <text:p>36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2" table:style-name="ce27" office:value-type="float" office:value="6" calcext:value-type="float">
            <text:p>6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50]/[.B50]*100)" office:value-type="float" office:value="-5.55555555555556" calcext:value-type="float">
            <text:p>-5.56</text:p>
          </table:table-cell>
          <table:table-cell table:style-name="ce6" table:formula="of:=100-([.D50]/[.B50]*100)" office:value-type="float" office:value="83.3333333333333" calcext:value-type="float">
            <text:p>83.33</text:p>
          </table:table-cell>
          <table:table-cell table:style-name="ce6" table:formula="of:=100-([.E50]/[.B50]*100)" office:value-type="float" office:value="83.3333333333333" calcext:value-type="float">
            <text:p>83.33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Fastest</text:p>
          </table:table-cell>
          <table:table-cell table:style-name="ce4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53]/[.B53]*100)" office:value-type="float" office:value="20" calcext:value-type="float">
            <text:p>20.00</text:p>
          </table:table-cell>
          <table:table-cell table:style-name="ce6" table:formula="of:=100-([.D53]/[.B53]*100)" office:value-type="float" office:value="40" calcext:value-type="float">
            <text:p>40.00</text:p>
          </table:table-cell>
          <table:table-cell table:style-name="ce6" table:formula="of:=100-([.E53]/[.B53]*100)" office:value-type="float" office:value="40" calcext:value-type="float">
            <text:p>40.00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Slowest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56]/[.B56]*100)" office:value-type="float" office:value="37.5" calcext:value-type="float">
            <text:p>37.50</text:p>
          </table:table-cell>
          <table:table-cell table:style-name="ce6" table:formula="of:=100-([.D56]/[.B56]*100)" office:value-type="float" office:value="37.5" calcext:value-type="float">
            <text:p>37.50</text:p>
          </table:table-cell>
          <table:table-cell table:style-name="ce6" table:formula="of:=100-([.E56]/[.B56]*100)" office:value-type="float" office:value="50" calcext:value-type="float">
            <text:p>50.00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ncate</text:p>
          </table:table-cell>
          <table:table-cell table:style-name="ce21"/>
          <table:table-cell table:style-name="ce28" table:number-columns-repeated="3"/>
          <table:table-cell table:style-name="ce31"/>
          <table:table-cell table:number-columns-repeated="1018"/>
        </table:table-row>
        <table:table-row table:style-name="ro1">
          <table:table-cell table:style-name="ce3" office:value-type="string" calcext:value-type="string">
            <text:p>1<text:span text:style-name="T1">st</text:span></text:p>
          </table:table-cell>
          <table:table-cell table:style-name="ce4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59]/[.B59]*100)" office:value-type="float" office:value="-25" calcext:value-type="float">
            <text:p>-25.00</text:p>
          </table:table-cell>
          <table:table-cell table:style-name="ce6" table:formula="of:=100-([.D59]/[.B59]*100)" office:value-type="float" office:value="56.25" calcext:value-type="float">
            <text:p>56.25</text:p>
          </table:table-cell>
          <table:table-cell table:style-name="ce6" table:formula="of:=100-([.E59]/[.B59]*100)" office:value-type="float" office:value="53.125" calcext:value-type="float">
            <text:p>53.13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Fastest</text:p>
          </table:table-cell>
          <table:table-cell table:style-name="ce4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----</text:p>
          </table:table-cell>
          <table:table-cell table:style-name="ce6" table:formula="of:=100-([.C62]/[.B62]*100)" office:value-type="float" office:value="8.33333333333334" calcext:value-type="float">
            <text:p>8.33</text:p>
          </table:table-cell>
          <table:table-cell table:style-name="ce6" table:formula="of:=100-([.D62]/[.B62]*100)" office:value-type="float" office:value="16.6666666666667" calcext:value-type="float">
            <text:p>16.67</text:p>
          </table:table-cell>
          <table:table-cell table:style-name="ce6" table:formula="of:=100-([.E62]/[.B62]*100)" office:value-type="float" office:value="16.6666666666667" calcext:value-type="float">
            <text:p>16.67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Slowest</text:p>
          </table:table-cell>
          <table:table-cell table:style-name="ce4" office:value-type="float" office:value="15" calcext:value-type="float">
            <text:p>15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2" calcext:value-type="float">
            <text:p>12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65]/[.B65]*100)" office:value-type="float" office:value="-33.3333333333333" calcext:value-type="float">
            <text:p>-33.33</text:p>
          </table:table-cell>
          <table:table-cell table:style-name="ce6" table:formula="of:=100-([.D65]/[.B65]*100)" office:value-type="float" office:value="-20" calcext:value-type="float">
            <text:p>-20.00</text:p>
          </table:table-cell>
          <table:table-cell table:style-name="ce6" table:formula="of:=100-([.E65]/[.B65]*100)" office:value-type="float" office:value="20" calcext:value-type="float">
            <text:p>20.00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Avg. Response (mS)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68]/[.B68]*100)" office:value-type="float" office:value="0" calcext:value-type="float">
            <text:p>0.00</text:p>
          </table:table-cell>
          <table:table-cell table:style-name="ce6" table:formula="of:=100-([.D68]/[.B68]*100)" office:value-type="float" office:value="33.3333333333333" calcext:value-type="float">
            <text:p>33.33</text:p>
          </table:table-cell>
          <table:table-cell table:style-name="ce6" table:formula="of:=100-([.E68]/[.B68]*100)" office:value-type="float" office:value="44.4444444444444" calcext:value-type="float">
            <text:p>44.44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 table:number-rows-repeated="1048503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 Sharp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/>
    </number:number-style>
    <number:number-style style:name="N122">
      <style:text-properties fo:color="#ff0000"/>
      <number:text>-</number:text>
      <number:number number:decimal-places="0" number:min-decimal-places="0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6:07:51.9157752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7-22T10:50:13.850713098</meta:creation-date>
    <dc:date>2022-07-29T00:43:26.184361540</dc:date>
    <meta:editing-duration>P3DT3H49M57S</meta:editing-duration>
    <meta:editing-cycles>31</meta:editing-cycles>
    <meta:generator>LibreOffice/7.2.7.2$Linux_X86_64 LibreOffice_project/8d71d29d553c0f7dcbfa38fbfda25ee34cce99a2</meta:generator>
    <meta:document-statistic meta:table-count="1" meta:cell-count="243" meta:object-count="0"/>
  </office:meta>
</office:document-meta>
</file>